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008in solid #ffffff" style:text-align-source="fix" style:repeat-content="false" fo:background-color="transparent" fo:border-left="none" fo:border-right="0.0008in solid #ffffff" fo:border-top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ffffff" fo:border-left="none" fo:border-right="0.0008in solid #ffffff" fo:border-top="0.0008in solid #ffffff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>
      <style:table-cell-properties style:text-align-source="fix" style:repeat-content="false" fo:background-color="transparent" fo:border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84">
      <style:table-cell-properties style:text-align-source="fix" style:repeat-content="false" fo:border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4">
      <style:table-cell-properties fo:border="0.0008in solid #ffffff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84">
      <style:table-cell-properties fo:background-color="#ffffff" style:text-align-source="fix" style:repeat-content="false" fo:border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fix" style:repeat-content="false" fo:background-color="transparent" fo:border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008in solid #ffffff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008in solid #ffffff"/>
      <style:paragraph-properties fo:text-align="end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fo:border="0.0008in solid #ffffff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Branch</text:p>
          </table:table-cell>
          <table:table-cell office:value-type="string">
            <text:p>Jenis Dokumen</text:p>
          </table:table-cell>
          <table:table-cell table:style-name="ce1" office:value-type="string">
            <text:p>Nomor</text:p>
          </table:table-cell>
          <table:table-cell table:style-name="ce3" office:value-type="string">
            <text:p>Masa Berlaku</text:p>
          </table:table-cell>
          <table:table-cell table:style-name="ce8" office:value-type="string">
            <text:p>Keterangan</text:p>
          </table:table-cell>
          <table:table-cell table:style-name="ce8" office:value-type="string">
            <text:p>Status</text:p>
          </table:table-cell>
        </table:table-row>
        <table:table-row table:style-name="ro1">
          <table:table-cell office:value-type="string">
            <text:p>wtlk1</text:p>
          </table:table-cell>
          <table:table-cell office:value-type="string">
            <text:p>Ciputat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8-11">
            <text:p>2017-08-1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2</text:p>
          </table:table-cell>
          <table:table-cell office:value-type="string">
            <text:p>Daanmogot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5-17">
            <text:p>2017-05-17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3</text:p>
          </table:table-cell>
          <table:table-cell office:value-type="string">
            <text:p>Head Office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9-29">
            <text:p>2017-09-29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4</text:p>
          </table:table-cell>
          <table:table-cell office:value-type="string">
            <text:p>Kemayora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1-09">
            <text:p>2017-11-09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5</text:p>
          </table:table-cell>
          <table:table-cell office:value-type="string">
            <text:p>Rawamangu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5-18">
            <text:p>2017-05-18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6</text:p>
          </table:table-cell>
          <table:table-cell office:value-type="string">
            <text:p>Cikupa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9-14">
            <text:p>2017-09-14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7</text:p>
          </table:table-cell>
          <table:table-cell office:value-type="string">
            <text:p>Ciledu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9-24">
            <text:p>2017-09-24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8</text:p>
          </table:table-cell>
          <table:table-cell office:value-type="string">
            <text:p>Mauk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9-15">
            <text:p>2017-09-15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9</text:p>
          </table:table-cell>
          <table:table-cell office:value-type="string">
            <text:p>Sera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8-29">
            <text:p>2017-08-29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0</text:p>
          </table:table-cell>
          <table:table-cell office:value-type="string">
            <text:p>Tangera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2-04">
            <text:p>2018-02-04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11</text:p>
          </table:table-cell>
          <table:table-cell office:value-type="string">
            <text:p>Labua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3-02">
            <text:p>2018-03-02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12</text:p>
          </table:table-cell>
          <table:table-cell office:value-type="string">
            <text:p>Rangkasbitu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9-01">
            <text:p>2017-09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3</text:p>
          </table:table-cell>
          <table:table-cell office:value-type="string">
            <text:p>Balaraja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9-02">
            <text:p>2017-09-02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4</text:p>
          </table:table-cell>
          <table:table-cell office:value-type="string">
            <text:p>Bekasi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5-10">
            <text:p>2017-05-10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5</text:p>
          </table:table-cell>
          <table:table-cell office:value-type="string">
            <text:p>Cikara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9-27">
            <text:p>2017-09-27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6</text:p>
          </table:table-cell>
          <table:table-cell office:value-type="string">
            <text:p>Karawang 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9-04">
            <text:p>2017-09-04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7</text:p>
          </table:table-cell>
          <table:table-cell office:value-type="string">
            <text:p>Depok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6-10">
            <text:p>2017-06-10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8</text:p>
          </table:table-cell>
          <table:table-cell office:value-type="string">
            <text:p>Bandung 2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9-01">
            <text:p>2017-09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9</text:p>
          </table:table-cell>
          <table:table-cell office:value-type="string">
            <text:p>Cirebo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8-03">
            <text:p>2017-08-03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20</text:p>
          </table:table-cell>
          <table:table-cell office:value-type="string">
            <text:p>Jatibara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4-08">
            <text:p>2017-04-08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21</text:p>
          </table:table-cell>
          <table:table-cell office:value-type="string">
            <text:p>Sukabumi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2-04">
            <text:p>2017-12-04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22</text:p>
          </table:table-cell>
          <table:table-cell office:value-type="string">
            <text:p>Suba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7-04">
            <text:p>2017-07-04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23</text:p>
          </table:table-cell>
          <table:table-cell office:value-type="string">
            <text:p>Sumeda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3-01">
            <text:p>2018-03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24</text:p>
          </table:table-cell>
          <table:table-cell office:value-type="string">
            <text:p>Tasikmalaya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0-03">
            <text:p>2017-10-03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25</text:p>
          </table:table-cell>
          <table:table-cell office:value-type="string">
            <text:p>Garut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4-12">
            <text:p>2018-04-12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26</text:p>
          </table:table-cell>
          <table:table-cell office:value-type="string">
            <text:p>Kuninga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9-01">
            <text:p>2018-09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27</text:p>
          </table:table-cell>
          <table:table-cell office:value-type="string">
            <text:p>Cimahi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9-22">
            <text:p>2017-09-22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28</text:p>
          </table:table-cell>
          <table:table-cell office:value-type="string">
            <text:p>Cianjur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7-01">
            <text:p>2017-07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29</text:p>
          </table:table-cell>
          <table:table-cell office:value-type="string">
            <text:p>Purwakarta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9-01">
            <text:p>2017-09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30</text:p>
          </table:table-cell>
          <table:table-cell office:value-type="string">
            <text:p>Majalengka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2-14">
            <text:p>2017-12-14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31</text:p>
          </table:table-cell>
          <table:table-cell office:value-type="string">
            <text:p>Pelabuhan Ratu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32</text:p>
          </table:table-cell>
          <table:table-cell office:value-type="string">
            <text:p>Pamanuka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33</text:p>
          </table:table-cell>
          <table:table-cell office:value-type="string">
            <text:p>Patrol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34</text:p>
          </table:table-cell>
          <table:table-cell office:value-type="string">
            <text:p>Sorea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35</text:p>
          </table:table-cell>
          <table:table-cell office:value-type="string">
            <text:p>Bogor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4-01">
            <text:p>2018-04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36</text:p>
          </table:table-cell>
          <table:table-cell office:value-type="string">
            <text:p>Cileungsi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9-01">
            <text:p>2017-09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37</text:p>
          </table:table-cell>
          <table:table-cell office:value-type="string">
            <text:p>Leuwilia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9-01">
            <text:p>2017-09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38</text:p>
          </table:table-cell>
          <table:table-cell office:value-type="string">
            <text:p>Jonggol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39</text:p>
          </table:table-cell>
          <table:table-cell office:value-type="string">
            <text:p>Cibino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40</text:p>
          </table:table-cell>
          <table:table-cell office:value-type="string">
            <text:p>Brebes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8-18">
            <text:p>2017-08-18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41</text:p>
          </table:table-cell>
          <table:table-cell office:value-type="string">
            <text:p>Kudus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0-31">
            <text:p>2017-10-3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42</text:p>
          </table:table-cell>
          <table:table-cell office:value-type="string">
            <text:p>Pekalonga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2-31">
            <text:p>2017-12-3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43</text:p>
          </table:table-cell>
          <table:table-cell office:value-type="string">
            <text:p>Semara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9-01">
            <text:p>2017-09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44</text:p>
          </table:table-cell>
          <table:table-cell office:value-type="string">
            <text:p>Tegal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2-05">
            <text:p>2017-12-05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45</text:p>
          </table:table-cell>
          <table:table-cell office:value-type="string">
            <text:p>Pemala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9-07">
            <text:p>2017-09-07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46</text:p>
          </table:table-cell>
          <table:table-cell office:value-type="string">
            <text:p>Purwodadi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2-31">
            <text:p>2017-12-3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47</text:p>
          </table:table-cell>
          <table:table-cell office:value-type="string">
            <text:p>Salatiga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9-01">
            <text:p>2017-09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48</text:p>
          </table:table-cell>
          <table:table-cell office:value-type="string">
            <text:p>Blora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49</text:p>
          </table:table-cell>
          <table:table-cell office:value-type="string">
            <text:p>Bumi Ayu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50</text:p>
          </table:table-cell>
          <table:table-cell office:value-type="string">
            <text:p>Jepara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2-05">
            <text:p>2017-12-05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51</text:p>
          </table:table-cell>
          <table:table-cell office:value-type="string">
            <text:p>Pati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52</text:p>
          </table:table-cell>
          <table:table-cell office:value-type="string">
            <text:p>Ungara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53</text:p>
          </table:table-cell>
          <table:table-cell office:value-type="string">
            <text:p>Weleri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54</text:p>
          </table:table-cell>
          <table:table-cell office:value-type="string">
            <text:p>Ambarawa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55</text:p>
          </table:table-cell>
          <table:table-cell office:value-type="string">
            <text:p>Limpu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56</text:p>
          </table:table-cell>
          <table:table-cell office:value-type="string">
            <text:p>Kaje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57</text:p>
          </table:table-cell>
          <table:table-cell office:value-type="string">
            <text:p>Boja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58</text:p>
          </table:table-cell>
          <table:table-cell office:value-type="string">
            <text:p>Cepu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59</text:p>
          </table:table-cell>
          <table:table-cell office:value-type="string">
            <text:p>Randudongkal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60</text:p>
          </table:table-cell>
          <table:table-cell office:value-type="string">
            <text:p>Purwokerto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8-04">
            <text:p>2017-08-04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61</text:p>
          </table:table-cell>
          <table:table-cell office:value-type="string">
            <text:p>Solo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1-17">
            <text:p>2017-11-17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62</text:p>
          </table:table-cell>
          <table:table-cell office:value-type="string">
            <text:p>Yogyakarta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6-05">
            <text:p>2017-06-05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63</text:p>
          </table:table-cell>
          <table:table-cell office:value-type="string">
            <text:p>Cilacap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3-22">
            <text:p>2018-03-22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64</text:p>
          </table:table-cell>
          <table:table-cell office:value-type="string">
            <text:p>Klate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3-16">
            <text:p>2018-03-16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65</text:p>
          </table:table-cell>
          <table:table-cell office:value-type="string">
            <text:p>Cawas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66</text:p>
          </table:table-cell>
          <table:table-cell office:value-type="string">
            <text:p>Magela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8-27">
            <text:p>2017-08-27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67</text:p>
          </table:table-cell>
          <table:table-cell office:value-type="string">
            <text:p>Wonogiri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1-30">
            <text:p>2017-11-30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68</text:p>
          </table:table-cell>
          <table:table-cell office:value-type="string">
            <text:p>Banjarnegara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69</text:p>
          </table:table-cell>
          <table:table-cell office:value-type="string">
            <text:p>Gombo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70</text:p>
          </table:table-cell>
          <table:table-cell office:value-type="string">
            <text:p>Kebume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9-01">
            <text:p>2018-09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71</text:p>
          </table:table-cell>
          <table:table-cell office:value-type="string">
            <text:p>Majena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72</text:p>
          </table:table-cell>
          <table:table-cell office:value-type="string">
            <text:p>Purbalingga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8-04">
            <text:p>2017-08-04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73</text:p>
          </table:table-cell>
          <table:table-cell office:value-type="string">
            <text:p>Purworejo 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74</text:p>
          </table:table-cell>
          <table:table-cell office:value-type="string">
            <text:p>Srage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2-01-07">
            <text:p>2012-01-07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75</text:p>
          </table:table-cell>
          <table:table-cell office:value-type="string">
            <text:p>Temanggu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0-04">
            <text:p>2017-10-04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76</text:p>
          </table:table-cell>
          <table:table-cell office:value-type="string">
            <text:p>Wonosari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77</text:p>
          </table:table-cell>
          <table:table-cell office:value-type="string">
            <text:p>Wonosobo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4-01">
            <text:p>2017-04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78</text:p>
          </table:table-cell>
          <table:table-cell office:value-type="string">
            <text:p>Bantul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79</text:p>
          </table:table-cell>
          <table:table-cell office:value-type="string">
            <text:p>Boyolali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80</text:p>
          </table:table-cell>
          <table:table-cell office:value-type="string">
            <text:p>Depok - Yogyakarta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81</text:p>
          </table:table-cell>
          <table:table-cell office:value-type="string">
            <text:p>Karanganyar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82</text:p>
          </table:table-cell>
          <table:table-cell office:value-type="string">
            <text:p>Sidareja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83</text:p>
          </table:table-cell>
          <table:table-cell office:value-type="string">
            <text:p>Banyuwangi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1-03">
            <text:p>2017-11-03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84</text:p>
          </table:table-cell>
          <table:table-cell office:value-type="string">
            <text:p>Blitar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2-27">
            <text:p>2018-02-27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85</text:p>
          </table:table-cell>
          <table:table-cell office:value-type="string">
            <text:p>Bojonegoro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2-13">
            <text:p>2017-12-13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86</text:p>
          </table:table-cell>
          <table:table-cell office:value-type="string">
            <text:p>Gresik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3-01">
            <text:p>2018-03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87</text:p>
          </table:table-cell>
          <table:table-cell office:value-type="string">
            <text:p>Jomba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0-07">
            <text:p>2017-10-07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88</text:p>
          </table:table-cell>
          <table:table-cell office:value-type="string">
            <text:p>Kediri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1-06">
            <text:p>2017-11-06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89</text:p>
          </table:table-cell>
          <table:table-cell office:value-type="string">
            <text:p>Madiu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3-25">
            <text:p>2017-03-25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90</text:p>
          </table:table-cell>
          <table:table-cell office:value-type="string">
            <text:p>Mala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1-21">
            <text:p>2017-11-2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91</text:p>
          </table:table-cell>
          <table:table-cell office:value-type="string">
            <text:p>Mojokerto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3-01">
            <text:p>2018-03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92</text:p>
          </table:table-cell>
          <table:table-cell office:value-type="string">
            <text:p>Sidoarjo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1-10">
            <text:p>2017-11-10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93</text:p>
          </table:table-cell>
          <table:table-cell office:value-type="string">
            <text:p>Surabaya Timur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1-26">
            <text:p>2018-01-26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94</text:p>
          </table:table-cell>
          <table:table-cell office:value-type="string">
            <text:p>Tulung Agu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95</text:p>
          </table:table-cell>
          <table:table-cell office:value-type="string">
            <text:p>Jember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6-27">
            <text:p>2017-06-27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96</text:p>
          </table:table-cell>
          <table:table-cell office:value-type="string">
            <text:p><text:s/>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6-09">
            <text:p>2017-06-09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97</text:p>
          </table:table-cell>
          <table:table-cell office:value-type="string">
            <text:p>Pasurua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5-13">
            <text:p>2017-05-13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98</text:p>
          </table:table-cell>
          <table:table-cell office:value-type="string">
            <text:p>Tuba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7-25">
            <text:p>2017-07-25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99</text:p>
          </table:table-cell>
          <table:table-cell office:value-type="string">
            <text:p>Denpasar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2-03">
            <text:p>2018-02-03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100</text:p>
          </table:table-cell>
          <table:table-cell office:value-type="string">
            <text:p>Mataram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5-19">
            <text:p>2017-05-19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01</text:p>
          </table:table-cell>
          <table:table-cell office:value-type="string">
            <text:p>Benowo-Surabaya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02</text:p>
          </table:table-cell>
          <table:table-cell office:value-type="string">
            <text:p>Gente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03</text:p>
          </table:table-cell>
          <table:table-cell office:value-type="string">
            <text:p>Kepanje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0-10">
            <text:p>2017-10-10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04</text:p>
          </table:table-cell>
          <table:table-cell office:value-type="string">
            <text:p>Kria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05</text:p>
          </table:table-cell>
          <table:table-cell office:value-type="string">
            <text:p>Lamonga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6-21">
            <text:p>2017-06-2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06</text:p>
          </table:table-cell>
          <table:table-cell office:value-type="string">
            <text:p>Mageta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07</text:p>
          </table:table-cell>
          <table:table-cell office:value-type="string">
            <text:p>Mojosari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08</text:p>
          </table:table-cell>
          <table:table-cell office:value-type="string">
            <text:p>Ngawi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09</text:p>
          </table:table-cell>
          <table:table-cell office:value-type="string">
            <text:p>Ponorogo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10</text:p>
          </table:table-cell>
          <table:table-cell office:value-type="string">
            <text:p>Babat 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11</text:p>
          </table:table-cell>
          <table:table-cell office:value-type="string">
            <text:p>Singaraja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5-09">
            <text:p>2017-05-09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12</text:p>
          </table:table-cell>
          <table:table-cell office:value-type="string">
            <text:p>Gianyar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5-02">
            <text:p>2017-05-02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13</text:p>
          </table:table-cell>
          <table:table-cell office:value-type="string">
            <text:p>Selo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14</text:p>
          </table:table-cell>
          <table:table-cell office:value-type="string">
            <text:p>Tabana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3-15">
            <text:p>2018-03-15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115</text:p>
          </table:table-cell>
          <table:table-cell office:value-type="string">
            <text:p>Batam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6-03">
            <text:p>2017-06-03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16</text:p>
          </table:table-cell>
          <table:table-cell office:value-type="string">
            <text:p>Binjai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8-01">
            <text:p>2017-08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17</text:p>
          </table:table-cell>
          <table:table-cell office:value-type="string">
            <text:p>Lubuk Pakam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6-20">
            <text:p>2017-06-20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18</text:p>
          </table:table-cell>
          <table:table-cell office:value-type="string">
            <text:p>Meda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7-08">
            <text:p>2017-07-08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19</text:p>
          </table:table-cell>
          <table:table-cell office:value-type="string">
            <text:p>Pada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9-01">
            <text:p>2017-09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20</text:p>
          </table:table-cell>
          <table:table-cell office:value-type="string">
            <text:p>Pekanbaru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3-01">
            <text:p>2018-03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121</text:p>
          </table:table-cell>
          <table:table-cell office:value-type="string">
            <text:p>Tanjung Pina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2-02">
            <text:p>2017-12-02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122</text:p>
          </table:table-cell>
          <table:table-cell office:value-type="string">
            <text:p>Perawa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3-01">
            <text:p>2018-03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123</text:p>
          </table:table-cell>
          <table:table-cell office:value-type="string">
            <text:p>Dumai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1-04">
            <text:p>2017-11-04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124</text:p>
          </table:table-cell>
          <table:table-cell office:value-type="string">
            <text:p>Duri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4-20">
            <text:p>2018-04-20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125</text:p>
          </table:table-cell>
          <table:table-cell office:value-type="string">
            <text:p>Kerinci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4-29">
            <text:p>2017-04-29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26</text:p>
          </table:table-cell>
          <table:table-cell office:value-type="string">
            <text:p>Padang Sidempua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2-06">
            <text:p>2017-12-06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127</text:p>
          </table:table-cell>
          <table:table-cell office:value-type="string">
            <text:p>Rantau Prapat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9-01">
            <text:p>2017-09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28</text:p>
          </table:table-cell>
          <table:table-cell office:value-type="string">
            <text:p>Tebing Tinggi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29</text:p>
          </table:table-cell>
          <table:table-cell office:value-type="string">
            <text:p>Siak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30</text:p>
          </table:table-cell>
          <table:table-cell office:value-type="string">
            <text:p>Air Molek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31</text:p>
          </table:table-cell>
          <table:table-cell office:value-type="string">
            <text:p>Bangkina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32</text:p>
          </table:table-cell>
          <table:table-cell office:value-type="string">
            <text:p>Lipat Kai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33</text:p>
          </table:table-cell>
          <table:table-cell office:value-type="string">
            <text:p>Pangkalan Branda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34</text:p>
          </table:table-cell>
          <table:table-cell office:value-type="string">
            <text:p>Payakumbuh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35</text:p>
          </table:table-cell>
          <table:table-cell office:value-type="string">
            <text:p>Kandis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36</text:p>
          </table:table-cell>
          <table:table-cell office:value-type="string">
            <text:p>Stabat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37</text:p>
          </table:table-cell>
          <table:table-cell office:value-type="string">
            <text:p>Tembu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38</text:p>
          </table:table-cell>
          <table:table-cell office:value-type="string">
            <text:p>Ujung Tanju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39</text:p>
          </table:table-cell>
          <table:table-cell office:value-type="string">
            <text:p>Bengkulu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3-22">
            <text:p>2018-03-22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140</text:p>
          </table:table-cell>
          <table:table-cell office:value-type="string">
            <text:p>Betu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3-01">
            <text:p>2018-03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141</text:p>
          </table:table-cell>
          <table:table-cell office:value-type="string">
            <text:p>Lubuk Linggau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1-10">
            <text:p>2018-01-10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142</text:p>
          </table:table-cell>
          <table:table-cell office:value-type="string">
            <text:p>Lampu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2-17">
            <text:p>2018-02-17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143</text:p>
          </table:table-cell>
          <table:table-cell office:value-type="string">
            <text:p>Prabumulih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5-16">
            <text:p>2017-05-16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44</text:p>
          </table:table-cell>
          <table:table-cell office:value-type="string">
            <text:p>Baturaja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2-17">
            <text:p>2018-02-17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145</text:p>
          </table:table-cell>
          <table:table-cell office:value-type="string">
            <text:p>Kayu Agu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5" office:value-type="string">
            <text:p>29 des 2017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146</text:p>
          </table:table-cell>
          <table:table-cell office:value-type="string">
            <text:p>Jambi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6-15">
            <text:p>2017-06-15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47</text:p>
          </table:table-cell>
          <table:table-cell office:value-type="string">
            <text:p>Palemba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2-17">
            <text:p>2018-02-17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148</text:p>
          </table:table-cell>
          <table:table-cell office:value-type="string">
            <text:p>Arga Makmur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49</text:p>
          </table:table-cell>
          <table:table-cell office:value-type="string">
            <text:p>Belita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50</text:p>
          </table:table-cell>
          <table:table-cell office:value-type="string">
            <text:p>Curup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10"/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51</text:p>
          </table:table-cell>
          <table:table-cell office:value-type="string">
            <text:p>Kuala Tungkal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52</text:p>
          </table:table-cell>
          <table:table-cell office:value-type="string">
            <text:p>Lahat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53</text:p>
          </table:table-cell>
          <table:table-cell office:value-type="string">
            <text:p>Metro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54</text:p>
          </table:table-cell>
          <table:table-cell office:value-type="string">
            <text:p>Muara Enim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55</text:p>
          </table:table-cell>
          <table:table-cell office:value-type="string">
            <text:p>Tembesi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56</text:p>
          </table:table-cell>
          <table:table-cell office:value-type="string">
            <text:p>Tugu Mulyo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2-29">
            <text:p>2017-12-29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157</text:p>
          </table:table-cell>
          <table:table-cell office:value-type="string">
            <text:p>Sei Lili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58</text:p>
          </table:table-cell>
          <table:table-cell office:value-type="string">
            <text:p>Banjarmasin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8-02-09">
            <text:p>2018-02-09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159</text:p>
          </table:table-cell>
          <table:table-cell office:value-type="string">
            <text:p>Samarinda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9-30">
            <text:p>2017-09-30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60</text:p>
          </table:table-cell>
          <table:table-cell office:value-type="string">
            <text:p>Tenggaro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9-30">
            <text:p>2017-09-30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61</text:p>
          </table:table-cell>
          <table:table-cell office:value-type="string">
            <text:p>Tanjung Kalsel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6"/>
          <table:table-cell table:style-name="ce11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62</text:p>
          </table:table-cell>
          <table:table-cell office:value-type="string">
            <text:p>Palopo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0-23">
            <text:p>2017-10-23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63</text:p>
          </table:table-cell>
          <table:table-cell office:value-type="string">
            <text:p>Gorontalo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5-01">
            <text:p>2017-05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64</text:p>
          </table:table-cell>
          <table:table-cell office:value-type="string">
            <text:p>Makassar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12-01">
            <text:p>2017-12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165</text:p>
          </table:table-cell>
          <table:table-cell office:value-type="string">
            <text:p>Palu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5" office:value-type="string">
            <text:p>17 Mar r 2018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VALID</text:p>
          </table:table-cell>
        </table:table-row>
        <table:table-row table:style-name="ro1">
          <table:table-cell office:value-type="string">
            <text:p>wtlk166</text:p>
          </table:table-cell>
          <table:table-cell office:value-type="string">
            <text:p>Pare-pare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5-01">
            <text:p>2017-05-0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67</text:p>
          </table:table-cell>
          <table:table-cell office:value-type="string">
            <text:p>Barabai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68</text:p>
          </table:table-cell>
          <table:table-cell office:value-type="string">
            <text:p>Pangkep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9" office:value-type="string">
            <text:p>Tdk ada 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69</text:p>
          </table:table-cell>
          <table:table-cell office:value-type="string">
            <text:p>Pinra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 office:value-type="date" office:date-value="2017-04-21">
            <text:p>2017-04-21</text:p>
          </table:table-cell>
          <table:table-cell table:style-name="ce9" office:value-type="string">
            <text:p>Ada</text:p>
          </table:table-cell>
          <table:table-cell table:style-name="ce12" office:value-type="string">
            <text:p>EXPIRED</text:p>
          </table:table-cell>
        </table:table-row>
        <table:table-row table:style-name="ro1">
          <table:table-cell office:value-type="string">
            <text:p>wtlk170</text:p>
          </table:table-cell>
          <table:table-cell office:value-type="string">
            <text:p>Sengkang</text:p>
          </table:table-cell>
          <table:table-cell office:value-type="string">
            <text:p>WTLK</text:p>
          </table:table-cell>
          <table:table-cell table:style-name="ce2" office:value-type="string">
            <text:p>xxxx</text:p>
          </table:table-cell>
          <table:table-cell table:style-name="ce4"/>
          <table:table-cell table:style-name="ce10"/>
          <table:table-cell table:style-name="ce12" office:value-type="string">
            <text:p>EXPIRED</text:p>
          </table:table-cell>
        </table:table-row>
        <table:table-row table:style-name="ro1" table:number-rows-repeated="104840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ID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10/25/2017</text:date>, <text:time>07:4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hmad daniel sembiring</meta:initial-creator>
    <meta:creation-date>2017-10-25T07:42:38</meta:creation-date>
    <dc:date>2017-10-25T07:43:58</dc:date>
    <dc:creator>akhmad daniel sembiring</dc:creator>
    <meta:editing-duration>PT1M20S</meta:editing-duration>
    <meta:editing-cycles>2</meta:editing-cycles>
    <meta:generator>OpenOffice/4.1.2$Unix OpenOffice.org_project/412m3$Build-9782</meta:generator>
    <meta:document-statistic meta:table-count="3" meta:cell-count="1133" meta:object-count="0"/>
  </office:meta>
</office:document-meta>
</file>